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Courier New1" svg:font-family="'Courier New'"/>
    <style:font-face style:name="Helvetica" svg:font-family="Helvetica, Arial, sans-serif"/>
    <style:font-face style:name="Menlo" svg:font-family="Menlo, Monaco, 'Courier New', monospace"/>
    <style:font-face style:name="Source Code Pro" svg:font-family="'Source Code Pro', Consolas, Monaco, 'Andale Mono', 'Ubuntu Mono', monospace"/>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break-before="page"/>
    </style:style>
    <style:style style:name="P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style:style>
    <style:style style:name="P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rsid="00113aeb"/>
    </style:style>
    <style:style style:name="P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rsid="00143c8a" officeooo:paragraph-rsid="00143c8a"/>
    </style:style>
    <style:style style:name="P6" style:family="paragraph" style:parent-style-name="Preformatted_20_Text">
      <loext:graphic-properties draw:fill="solid" draw:fill-color="#ffffff" draw:opacity="100%"/>
      <style:paragraph-properties fo:margin-top="0cm" fo:margin-bottom="0.499cm" loext:contextual-spacing="false" fo:background-color="#ffffff"/>
    </style:style>
    <style:style style:name="P7"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Courier New1" officeooo:rsid="00143c8a" officeooo:paragraph-rsid="00143c8a"/>
    </style:style>
    <style:style style:name="P8" style:family="paragraph" style:parent-style-name="Standard">
      <loext:graphic-properties draw:fill="solid" draw:fill-color="#ffffff" draw:opacity="100%"/>
      <style:paragraph-properties fo:margin-top="0cm" fo:margin-bottom="0.499cm" loext:contextual-spacing="false" fo:background-color="#ffffff"/>
      <style:text-properties fo:font-variant="normal" fo:text-transform="none" fo:color="#222222" style:font-name="Arial1" fo:font-size="12pt" fo:letter-spacing="normal" fo:font-style="normal" fo:font-weight="normal" officeooo:rsid="00143c8a" officeooo:paragraph-rsid="00143c8a"/>
    </style:style>
    <style:style style:name="P9" style:family="paragraph" style:parent-style-name="Preformatted_20_Text">
      <loext:graphic-properties draw:fill="solid" draw:fill-color="#ffffff" draw:opacity="100%"/>
      <style:paragraph-properties fo:background-color="#ffffff"/>
      <style:text-properties fo:color="#000000" style:font-name="Courier New1"/>
    </style:style>
    <style:style style:name="P10" style:family="paragraph" style:parent-style-name="Preformatted_20_Text">
      <loext:graphic-properties draw:fill="solid" draw:fill-color="#ffffff" draw:opacity="100%"/>
      <style:paragraph-properties fo:background-color="#ffffff"/>
      <style:text-properties fo:color="#000000"/>
    </style:style>
    <style:style style:name="P11" style:family="paragraph" style:parent-style-name="Standard">
      <style:paragraph-properties fo:margin-top="0cm" fo:margin-bottom="0cm" loext:contextual-spacing="false"/>
    </style:style>
    <style:style style:name="P12" style:family="paragraph" style:parent-style-name="Standard">
      <style:paragraph-properties fo:margin-top="0cm" fo:margin-bottom="0cm" loext:contextual-spacing="false" fo:orphans="2" fo:widows="2"/>
      <style:text-properties fo:font-variant="normal" fo:text-transform="none" fo:color="#222222" style:font-name="Arial1" fo:font-size="12pt" fo:letter-spacing="normal" fo:font-style="normal" fo:font-weight="normal"/>
    </style:style>
    <style:style style:name="P1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22222" style:font-name="Arial1" fo:font-size="12pt" fo:letter-spacing="normal" fo:font-style="normal" fo:font-weight="normal"/>
    </style:style>
    <style:style style:name="P14" style:family="paragraph" style:parent-style-name="Standard">
      <style:paragraph-properties fo:margin-left="0cm" fo:margin-right="0cm" fo:margin-top="0cm" fo:margin-bottom="0cm" loext:contextual-spacing="false" style:line-height-at-least="0.476cm" fo:orphans="2" fo:widows="2" fo:text-indent="0cm" style:auto-text-indent="false"/>
      <style:text-properties fo:font-variant="normal" fo:text-transform="none" fo:letter-spacing="normal" fo:font-style="normal" fo:font-weight="normal"/>
    </style:style>
    <style:style style:name="P15" style:family="paragraph" style:parent-style-name="Standard">
      <style:paragraph-properties fo:margin-left="0cm" fo:margin-right="0cm" fo:margin-top="0cm" fo:margin-bottom="0cm" loext:contextual-spacing="false" fo:orphans="2" fo:widows="2" fo:text-indent="0cm" style:auto-text-indent="false"/>
    </style:style>
    <style:style style:name="P16" style:family="paragraph" style:parent-style-name="Standard">
      <style:paragraph-properties fo:margin-left="0cm" fo:margin-right="0cm" fo:margin-top="0cm" fo:margin-bottom="0cm" loext:contextual-spacing="false" style:line-height-at-least="0.476cm" fo:orphans="2" fo:widows="2" fo:text-indent="0cm" style:auto-text-indent="false"/>
    </style:style>
    <style:style style:name="P17" style:family="paragraph" style:parent-style-name="Heading_20_1" style:master-page-name="First_20_Page">
      <style:paragraph-properties style:page-number="auto"/>
      <style:text-properties officeooo:rsid="00143c8a" officeooo:paragraph-rsid="00143c8a"/>
    </style:style>
    <style:style style:name="P18" style:family="paragraph" style:parent-style-name="Standard">
      <style:paragraph-properties fo:margin-top="0cm" fo:margin-bottom="0cm" loext:contextual-spacing="false" style:line-height-at-least="0.476cm" fo:padding-left="0cm" fo:padding-right="0cm" fo:padding-top="0cm" fo:padding-bottom="0.074cm" fo:border-left="none" fo:border-right="none" fo:border-top="none" fo:border-bottom="0.06pt solid #000000" style:join-border="false"/>
      <style:text-properties fo:color="#000000" style:font-name="Courier New1" officeooo:rsid="00143c8a"/>
    </style:style>
    <style:style style:name="P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rsid="00143c8a" officeooo:paragraph-rsid="00143c8a"/>
    </style:style>
    <style:style style:name="P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rsid="00158b03" officeooo:paragraph-rsid="00158b03"/>
    </style:style>
    <style:style style:name="P21" style:family="paragraph" style:parent-style-name="Text_20_body">
      <style:paragraph-properties fo:margin-left="0cm" fo:margin-right="0cm" fo:margin-top="0cm" fo:margin-bottom="0.159cm" loext:contextual-spacing="false" fo:orphans="2" fo:widows="2" fo:text-indent="0cm" style:auto-text-indent="false"/>
      <style:text-properties fo:font-variant="normal" fo:text-transform="none" fo:color="#1d2129" style:font-name="inherit" fo:font-size="10.5pt" fo:letter-spacing="normal" fo:font-style="normal" fo:font-weight="normal"/>
    </style:style>
    <style:style style:name="P22" style:family="paragraph" style:parent-style-name="Text_20_body">
      <style:paragraph-properties fo:margin-left="0cm" fo:margin-right="0cm" fo:margin-top="0.159cm" fo:margin-bottom="0.159cm" loext:contextual-spacing="false" fo:orphans="2" fo:widows="2" fo:text-indent="0cm" style:auto-text-indent="false"/>
      <style:text-properties fo:font-variant="normal" fo:text-transform="none" fo:color="#1d2129" style:font-name="Helvetica" fo:font-size="10.5pt" fo:letter-spacing="normal" fo:font-style="normal" fo:font-weight="normal"/>
    </style:style>
    <style:style style:name="P23" style:family="paragraph" style:parent-style-name="Text_20_body">
      <loext:graphic-properties draw:fill="solid" draw:fill-color="#ffffff" draw:opacity="100%"/>
      <style:paragraph-properties fo:margin-top="0cm" fo:margin-bottom="0.499cm" loext:contextual-spacing="false" fo:background-color="#ffffff"/>
      <style:text-properties fo:font-variant="normal" fo:text-transform="none" fo:color="#1d2129" style:font-name="Helvetica" fo:font-size="10.5pt" fo:letter-spacing="normal" fo:font-style="normal" fo:font-weight="normal" officeooo:rsid="00143c8a" officeooo:paragraph-rsid="00143c8a"/>
    </style:style>
    <style:style style:name="T1" style:family="text">
      <style:text-properties style:font-name="Wingdings"/>
    </style:style>
    <style:style style:name="T2" style:family="text">
      <style:text-properties fo:language="es" fo:country="ES"/>
    </style:style>
    <style:style style:name="T3" style:family="text">
      <style:text-properties fo:font-style="italic"/>
    </style:style>
    <style:style style:name="T4" style:family="text">
      <style:text-properties fo:color="#660e7a" fo:font-weight="bold"/>
    </style:style>
    <style:style style:name="T5" style:family="text">
      <style:text-properties fo:color="#660e7a" style:font-name="Courier New1" fo:font-weight="bold"/>
    </style:style>
    <style:style style:name="T6" style:family="text">
      <style:text-properties fo:color="#660e7a" style:font-name="Courier New1" fo:font-style="italic"/>
    </style:style>
    <style:style style:name="T7" style:family="text">
      <style:text-properties fo:color="#0000ff"/>
    </style:style>
    <style:style style:name="T8" style:family="text">
      <style:text-properties fo:color="#0000ff" style:font-name="Courier New1"/>
    </style:style>
    <style:style style:name="T9" style:family="text">
      <style:text-properties fo:color="#0000ff" officeooo:rsid="00113aeb"/>
    </style:style>
    <style:style style:name="T10" style:family="text">
      <style:text-properties fo:color="#000000" style:font-name="Courier New1"/>
    </style:style>
    <style:style style:name="T11" style:family="text">
      <style:text-properties fo:color="#000000" style:font-name="Courier New1" officeooo:rsid="00113aeb"/>
    </style:style>
    <style:style style:name="T12" style:family="text">
      <style:text-properties fo:font-variant="normal" fo:text-transform="none" fo:color="#999999" style:font-name="Source Code Pro" fo:font-size="9.75pt" fo:letter-spacing="normal" fo:font-style="normal" fo:font-weight="normal" loext:padding="0cm" loext:border="none"/>
    </style:style>
    <style:style style:name="T13" style:family="text">
      <style:text-properties fo:font-variant="normal" fo:text-transform="none" fo:color="#dd4a68" style:font-name="Source Code Pro" fo:font-size="9.75pt" fo:letter-spacing="normal" fo:font-style="normal" fo:font-weight="normal" loext:padding="0cm" loext:border="none"/>
    </style:style>
    <style:style style:name="T14" style:family="text">
      <style:text-properties fo:font-variant="normal" fo:text-transform="none" style:font-name="Source Code Pro" fo:font-size="9.75pt" fo:letter-spacing="normal" fo:font-style="normal" fo:font-weight="normal" loext:padding="0cm" loext:border="none"/>
    </style:style>
    <style:style style:name="T15" style:family="text">
      <style:text-properties fo:font-variant="normal" fo:text-transform="none" fo:color="#1155cc" style:font-name="Menlo" fo:font-size="9pt" fo:letter-spacing="normal" fo:font-style="normal" fo:font-weight="normal"/>
    </style:style>
    <style:style style:name="T16" style:family="text">
      <style:text-properties fo:font-variant="normal" fo:text-transform="none" fo:color="#1d2129" style:font-name="Helvetica" fo:font-size="9.75pt" fo:letter-spacing="normal" fo:font-style="normal" fo:font-weight="normal"/>
    </style:style>
    <style:style style:name="T17" style:family="text">
      <style:text-properties fo:color="#000080" fo:font-weight="bold"/>
    </style:style>
    <style:style style:name="T18" style:family="text">
      <style:text-properties fo:color="#000080" fo:font-weight="bold" officeooo:rsid="00113aeb"/>
    </style:style>
    <style:style style:name="T19" style:family="text">
      <style:text-properties style:font-name="Courier New1"/>
    </style:style>
    <style:style style:name="T20" style:family="text">
      <style:text-properties style:font-name="Courier New1" fo:font-style="italic"/>
    </style:style>
    <style:style style:name="T21" style:family="text">
      <style:text-properties fo:color="#008000" style:font-name="Courier New1" fo:font-weight="bold"/>
    </style:style>
    <style:style style:name="T22" style:family="text">
      <style:text-properties officeooo:rsid="00113aeb"/>
    </style:style>
    <style:style style:name="T23" style:family="text">
      <style:text-properties officeooo:rsid="00143c8a"/>
    </style:style>
    <style:style style:name="T24" style:family="text">
      <style:text-properties fo:color="#267f99"/>
    </style:style>
    <style:style style:name="T25" style:family="text">
      <style:text-properties fo:color="#795e26"/>
    </style:style>
    <style:style style:name="T26" style:family="text">
      <style:text-properties fo:color="#af00db"/>
    </style:style>
    <style:style style:name="T27" style:family="text">
      <style:text-properties fo:color="#a31515"/>
    </style:style>
    <style:style style:name="T28" style:family="text">
      <style:text-properties style:font-name="inheri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36411209" text:style-name="Outline">
        <text:list-item>
          <text:h text:style-name="P17" text:outline-level="1">Text</text:h>
        </text:list-item>
        <text:list-item>
          <text:h text:style-name="Heading_20_1" text:outline-level="1">Android Estudio V3.0.17/Flutter</text:h>
        </text:list-item>
      </text:list>
      <text:p text:style-name="Standard"/>
      <text:p text:style-name="Standard">Objetivo:</text:p>
      <text:p text:style-name="Standard"/>
      <text:p text:style-name="Standard">F.Creación: 4-<text:bookmark text:name="_GoBack"/>6-2018</text:p>
      <text:p text:style-name="Standard"/>
      <text:p text:style-name="P1">Programa:</text:p>
      <text:p text:style-name="P1"/>
      <text:p text:style-name="P1">Fuen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x</text:p>
      <text:p text:style-name="P1">max82574971@gmail.com</text:p>
      <text:p text:style-name="P2"/>
      <text:p text:style-name="P3">style:DefaultTextStyle.<text:span text:style-name="T3">of</text:span>(context).<text:span text:style-name="T4">style</text:span>.apply(fontSizeFactor: <text:span text:style-name="T7">0.5</text:span>),</text:p>
      <text:p text:style-name="P3"><text:span text:style-name="Source_20_Text"><text:span text:style-name="T14">style</text:span></text:span><text:span text:style-name="Source_20_Text"><text:span text:style-name="T12">:</text:span></text:span><text:span text:style-name="Source_20_Text"><text:span text:style-name="T14"> Theme</text:span></text:span><text:span text:style-name="Source_20_Text"><text:span text:style-name="T12">.</text:span></text:span><text:span text:style-name="Source_20_Text"><text:span text:style-name="T13">of</text:span></text:span><text:span text:style-name="Source_20_Text"><text:span text:style-name="T12">(</text:span></text:span><text:span text:style-name="Source_20_Text"><text:span text:style-name="T14">context</text:span></text:span><text:span text:style-name="Source_20_Text"><text:span text:style-name="T12">).</text:span></text:span><text:span text:style-name="Source_20_Text"><text:span text:style-name="T14">textTheme</text:span></text:span><text:span text:style-name="Source_20_Text"><text:span text:style-name="T12">.</text:span></text:span><text:span text:style-name="Source_20_Text"><text:span text:style-name="T14">title</text:span></text:span><text:span text:style-name="Source_20_Text"><text:span text:style-name="T12">,</text:span></text:span></text:p>
      <text:p text:style-name="P3"/>
      <text:p text:style-name="P9"><text:span text:style-name="T17">new </text:span>Text(</text:p>
      <text:p text:style-name="P10"><text:s text:c="14"/><text:span text:style-name="T21">"Registrese por favor"</text:span><text:span text:style-name="T19">,</text:span></text:p>
      <text:p text:style-name="P10"><text:s text:c="14"/><text:span text:style-name="T19">style:DefaultTextStyle.</text:span><text:span text:style-name="T20">of</text:span><text:span text:style-name="T19">(context).</text:span><text:span text:style-name="T5">style</text:span><text:span text:style-name="T19">.apply(</text:span></text:p>
      <text:p text:style-name="P10"><text:s text:c="24"/><text:span text:style-name="T19">fontSizeFactor: </text:span><text:span text:style-name="T8">0.5</text:span><text:span text:style-name="T19">,</text:span></text:p>
      <text:p text:style-name="P10"><text:s text:c="24"/><text:span text:style-name="T19">color: Colors.</text:span><text:span text:style-name="T6">blue</text:span><text:span text:style-name="T19">,</text:span></text:p>
      <text:p text:style-name="P10"><text:s text:c="24"/><text:span text:style-name="T19">decoration: TextDecoration.</text:span><text:span text:style-name="T6">none</text:span><text:span text:style-name="T19">,</text:span></text:p>
      <text:p text:style-name="P10"><text:s text:c="24"/><text:span text:style-name="T19">decorationColor: Colors.</text:span><text:span text:style-name="T6">red</text:span><text:span text:style-name="T19">,</text:span></text:p>
      <text:p text:style-name="P10"><text:s text:c="24"/><text:span text:style-name="T19">decorationStyle: TextDecorationStyle.</text:span><text:span text:style-name="T5">wavy</text:span><text:span text:style-name="T19">,</text:span></text:p>
      <text:p text:style-name="P10"><text:s text:c="24"/><text:span text:style-name="T19">),</text:span></text:p>
      <text:p text:style-name="P6"><text:span text:style-name="T10">)</text:span><text:span text:style-name="T11">,</text:span></text:p>
      <text:p text:style-name="P4"/>
      <text:p text:style-name="P3"><text:span text:style-name="T22">:</text:span><text:span text:style-name="T18">const </text:span><text:span text:style-name="T22">EdgeInsets.only(top:</text:span><text:span text:style-name="T9">10.0</text:span><text:span text:style-name="T22">,left: </text:span><text:span text:style-name="T9">20.0</text:span><text:span text:style-name="T22">,right:</text:span><text:span text:style-name="T9">20.0</text:span><text:span text:style-name="T22">),</text:span></text:p>
      <text:p text:style-name="P5">-------------------------------------------------------------------</text:p>
      <text:p text:style-name="P5"/>
      <text:list xml:id="list155002660607757" text:continue-numbering="true" text:style-name="Outline">
        <text:list-item>
          <text:list>
            <text:list-item>
              <text:h text:style-name="Heading_20_2" text:outline-level="2">Preguntas</text:h>
            </text:list-item>
          </text:list>
        </text:list-item>
      </text:list>
      <text:p text:style-name="P8">Hello Pals,</text:p>
      <text:p text:style-name="P13">I need to apply font family to my complete app. Just like we do in HTML by applying to body tag.</text:p>
      <text:p text:style-name="P13">I ready apply font to single widget.</text:p>
      <text:p text:style-name="P11"><text:line-break/><text:span text:style-name="T23">***</text:span></text:p>
      <text:p text:style-name="P8">You can create your own widget called CustomFontText() that extends a Text() widget with its fontFamily being the one you want in your whole app.</text:p>
      <text:p text:style-name="P15"/>
      <text:p text:style-name="P12">Then instead of using Text() everywhere, just use CustomFontText() widget throughout.</text:p>
      <text:p text:style-name="P5">****</text:p>
      <text:p text:style-name="P7"><text:line-break/>Did you try setting the font family in the theme property when you created the app?</text:p>
      <text:p text:style-name="P11"/>
      <text:p text:style-name="P14"><text:span text:style-name="T24">Widget</text:span> <text:span text:style-name="T25">build</text:span>(<text:span text:style-name="T24">BuildContext</text:span> context) {</text:p>
      <text:p text:style-name="P14"><text:soft-page-break/><text:span text:style-name="T26">return</text:span> <text:span text:style-name="T26">new</text:span> <text:span text:style-name="T24">MaterialApp</text:span>(</text:p>
      <text:p text:style-name="P14">theme: <text:span text:style-name="T24">ThemeData</text:span>( fontFamily: <text:span text:style-name="T27">"thefontIwant"</text:span>),</text:p>
      <text:p text:style-name="P14">...</text:p>
      <text:p text:style-name="P14">You also need to instal the font properly. I believe this documentation should work:</text:p>
      <text:p text:style-name="P16"><text:a xlink:type="simple" xlink:href="https://flutter.io/cookbook/design/fonts/" office:target-frame-name="_blank" xlink:show="new" text:style-name="Internet_20_link" text:visited-style-name="Visited_20_Internet_20_Link"><text:span text:style-name="T15">https://flutter.io/cookbook/design/fonts/</text:span></text:a></text:p>
      <text:p text:style-name="P18"/>
      <text:p text:style-name="P23">Hola flutter devs. tengo un par de dudas que no puedo resolver o no logro encontrar de forma explicita en los docs de flutter.</text:p>
      <text:p text:style-name="P22">la primera cuestion es saber si hay forma de escalar el tamaño del texto en proporcion o porcentaje de la pantalla del dispositivo. en la primera imagen se aprecia el tamaño deseado, pero despues al cambiar a un dispositivo mas grande el texto se ve bastante pequeño. lo que busco es una propiedad de porcentaje tal como en CSS o algun widget o forma pa<text:span text:style-name="T28">ra establacer un porcentaje de tamaño en comparacion con la pantallem de esa forma se vera el texto en el mismo ratio sin discriminar el tamaño del dispositivo como sucede al usar valores estativos en fontsize.</text:span></text:p>
      <text:p text:style-name="P21">por otro quisiera crear el efecto de la tercera imagen que fue hecha en xD, hacer que el texto mas pequeño rompa es barrera roja que es el contender del texto mas grande, y poderlo colocar justo debajo del texto grande. <text:line-break/>estoy usando una columna con padding como se aprecia en las primeras dos imagenes. intentes darle al texo mas pequeño un padding top negativo, pero solo exploto el programa.</text:p>
      <text:p text:style-name="P5"/>
      <text:p text:style-name="P20">R1.-</text:p>
      <text:p text:style-name="P20"><text:span text:style-name="T16">Lo del texto es simplemente has in column y mandalo a su posición principal end, y revisa documentacion de mediaquery para el tamaño de la letra, recuerda que puedes usar un stack para poner un widget sobre otro. Espero te ayude esto</text:span> </text:p>
      <text:p text:style-name="P20">R2.-</text:p>
      <text:p text:style-name="P20"><text:span text:style-name="T16">Con respecto al tamaño del texto dependiendo del ancho de la pantalla de tu dispositivo utiliza MediaQuery y obten el tamaño del ancho del mismo y haces una validación de tu fontsize.</text:span> </text:p>
      <text:p text:style-name="P20"/>
      <text:p text:style-name="P20"><text:span text:style-name="T16">funciona perfecto con el stack y positioned, cabe mencionar que en distintas resoluciones con los valores estaticos. espero que siga asi despues de implementar el media query. gracias</text:span> </text:p>
      <text:p text:style-name="P20"/>
      <text:p text:style-name="P20"><text:span text:style-name="T16">Y en el otro punto que mencionas utiliza un Positioned para el segundo texto</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sans-serif"/>
    <style:font-face style:name="Courier New1" svg:font-family="'Courier New'"/>
    <style:font-face style:name="Helvetica" svg:font-family="Helvetica, Arial, sans-serif"/>
    <style:font-face style:name="Menlo" svg:font-family="Menlo, Monaco, 'Courier New', monospace"/>
    <style:font-face style:name="Source Code Pro" svg:font-family="'Source Code Pro', Consolas, Monaco, 'Andale Mono', 'Ubuntu Mono', monospace"/>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loext:contextual-spacing="false"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loext:contextual-spacing="false"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loext:contextual-spacing="false"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size-asian="16pt"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size-asian="13pt"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size-asian="12pt"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3</text:page-number><text:span text:style-name="MT2"><text:s/>de </text:span><text:page-count style:num-format="1">3</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meta:editing-cycles>17</meta:editing-cycles>
    <meta:creation-date>2018-03-07T12:45:00</meta:creation-date>
    <dc:date>2018-11-25T15:49:59.825000000</dc:date>
    <meta:editing-duration>PT9H40M6S</meta:editing-duration>
    <meta:generator>LibreOffice/6.1.3.2$Windows_X86_64 LibreOffice_project/86daf60bf00efa86ad547e59e09d6bb77c699acb</meta:generator>
    <meta:document-statistic meta:table-count="0" meta:image-count="0" meta:object-count="0" meta:page-count="3" meta:paragraph-count="47" meta:word-count="467" meta:character-count="3245" meta:non-whitespace-character-count="26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